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style:vertical-align="middle"/>
      <style:text-properties fo:color="#000000"/>
    </style:style>
    <style:style style:name="ce164" style:family="table-cell" style:parent-style-name="Default">
      <style:table-cell-properties fo:background-color="transparent" style:vertical-align="middle"/>
      <style:text-properties fo:color="#000080"/>
    </style:style>
    <style:style style:name="ce165" style:family="table-cell" style:parent-style-name="Default">
      <style:text-properties fo:color="#000080"/>
    </style:style>
    <style:style style:name="ce16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00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34">
            <text:p>34</text:p>
          </table:table-cell>
          <table:table-cell table:style-name="ce150" table:formula="of:=COUNTIF([.L$7:.L$732];[.$J2])" office:value-type="float" office:value="34">
            <text:p>34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3">
            <text:p>3</text:p>
          </table:table-cell>
          <table:table-cell table:style-name="ce150" table:formula="of:=COUNTIF([.L$7:.L$732];[.$J3])" office:value-type="float" office:value="3">
            <text:p>3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app </text:span><text:span text:style-name="T5">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with </text:span><text:span text:style-name="T19">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3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  <text:p><text:span text:style-name="T8">- Touch on 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FQA-5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>- Touch on Documents 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>- Touch on 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FQA-5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will </text:span><text:span text:style-name="T14">be shown on top of application 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via </text:span><text:span text:style-name="T11">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via </text:span><text:span text:style-name="T11">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via </text:span><text:span text:style-name="T5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message the characters do not </text:span><text:span text:style-name="T21">allowed </text:span></text:p>
            <text:p><text:span text:style-name="T22">- Come back to Documents list</text:span></text:p>
            <text:p><text:span text:style-name="T22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If </text:span><text:span text:style-name="T14">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7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8T17:08:52</dc:date>
    <meta:editing-cycles>311</meta:editing-cycles>
    <meta:editing-duration>P3DT21H12M1S</meta:editing-duration>
    <dc:creator>exoplatform </dc:creator>
    <meta:document-statistic meta:table-count="4" meta:cell-count="1901" meta:object-count="1"/>
    <meta:user-defined meta:name="Info 1"/>
    <meta:user-defined meta:name="Info 2"/>
    <meta:user-defined meta:name="Info 3"/>
    <meta:user-defined meta:name="Info 4"/>
  </office:meta>
</office:document-meta>
</file>